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889" officeooo:paragraph-rsid="001f98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3-0 (Nested loop recap);</text:p>
      <text:p text:style-name="P1"/>
      <text:p text:style-name="P1">What will we learn in this chapter:</text:p>
      <text:p text:style-name="P1">1. Nested loop again.</text:p>
      <text:p text:style-name="P1">2. Printing pattern using nested loop.</text:p>
      <text:p text:style-name="P1">3. Solving problem using nested loop.</text:p>
      <text:p text:style-name="P1">4. Sorting using nested loop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05:56:42.538316293</meta:creation-date>
    <dc:date>2024-04-28T05:59:07.319129802</dc:date>
    <meta:editing-duration>PT2M26S</meta:editing-duration>
    <meta:editing-cycles>1</meta:editing-cycles>
    <meta:document-statistic meta:table-count="0" meta:image-count="0" meta:object-count="0" meta:page-count="1" meta:paragraph-count="6" meta:word-count="32" meta:character-count="185" meta:non-whitespace-character-count="159"/>
    <meta:generator>LibreOffice/7.3.7.2$Linux_X86_64 LibreOffice_project/30$Build-2</meta:generator>
  </office:meta>
</office:document-meta>
</file>